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spezifikation für einen Instant Messenger</text:p>
      <text:p text:style-name="P1"/>
      <text:p text:style-name="P2"><text:span text:style-name="T1">Gruppenmitglieder:</text:span><text:tab/>Thomas Acker</text:p>
      <text:p text:style-name="P2"><text:tab/><text:tab/><text:tab/><text:tab/>Marco Dung</text:p>
      <text:p text:style-name="P2"><text:tab/><text:tab/><text:tab/><text:tab/>Christoph Krämer</text:p>
      <text:p text:style-name="P2"><text:tab/><text:tab/><text:tab/><text:tab/>Ying Li</text:p>
      <text:p text:style-name="P2"/>
      <text:p text:style-name="P4">Beschreibung:</text:p>
      <text:p text:style-name="P2">Es soll eine Webapplikation entwickelt werden, die es ermöglicht, mehreren Nutzern untereinander zu kommunizieren. Die Anforderungen dieses Instant Messengers werden im Folgenden aufgelistet werden.</text:p>
      <text:p text:style-name="P2"/>
      <text:p text:style-name="P4">Anforderungen:</text:p>
      <text:list xml:id="list2831409516473665926" text:style-name="L1">
        <text:list-item>
          <text:p text:style-name="P3">Registrieren von Usern (Erstellen eines Accounts)</text:p>
          <text:p text:style-name="P3">a) Neue Nutzer müssen sich, um den Service zu nutzen, im System registrieren</text:p>
          <text:p text:style-name="P3">b) Ein Account besteht aus einem eindeutigen Nutzernamen und einem dazugehörigen Passwort</text:p>
        </text:list-item>
        <text:list-item>
          <text:p text:style-name="P3">Profile</text:p>
          <text:p text:style-name="P3">a) Ein User kann ein Profil pflegen</text:p>
          <text:p text:style-name="P3">b) Dieses Profil kann Zusatzinformationen wie E-Mail-Adresse, Telefonnummer und Profilbild enthalten</text:p>
          <text:p text:style-name="P3">c) Der User kann bestimmen, wer das Profil sehen darf (alle oder nur eigene Kontakte</text:p>
          <text:p text:style-name="P3">d) Der User kann sich einen Nicknamen aussuchen, der im Gegensatz zum Nutzernamen nicht eindeutig sein muss</text:p>
        </text:list-item>
        <text:list-item>
          <text:p text:style-name="P3">Kontakte</text:p>
          <text:p text:style-name="P3">a) Ein User kann Kontakte zu seiner Kontaktliste hinzufügen</text:p>
          <text:p text:style-name="P3">b) Der Kontakt kann über den eindeutigen Nutzernamen oder aber einen Nicknamen hinzugefügt werden (im zweiten Fall gibt es bei mehreren gleichen Nicknamen einen Auswahldialog)</text:p>
          <text:p text:style-name="P3">c) Es wird eine Kontaktanfrage gesendet, die der andere Kontakt dann bestätigen muss</text:p>
          <text:p text:style-name="P3">d) Nach Bestätigung der Kontaktanfrage wird dieser dann beiden Kontaktlisten hinzugefügt</text:p>
          <text:p text:style-name="P3">e) Daraufhin ist auch der jeweilige Online-Status sichtbar</text:p>
        </text:list-item>
        <text:list-item>
          <text:p text:style-name="P3">Gruppen</text:p>
          <text:p text:style-name="P3">a) Es können Gruppen gegründet werden</text:p>
          <text:p text:style-name="P3">b) Der Gruppengründer kann andere Kontakte in die Gruppe einladen</text:p>
          <text:p text:style-name="P3">c) Einer Gruppe kann ein Name, Bild und Beschreibung hinzugefügt werden</text:p>
          <text:p text:style-name="P3">d) Eine Gruppe kann wieder aufgelöst werden</text:p>
        </text:list-item>
        <text:list-item>
          <text:p text:style-name="P3">Kommunikation</text:p>
          <text:p text:style-name="P3">a) Es kann ein Kommunikationspartner aus der Kontaktliste ausgewählt werden oder aber eine Gruppe, in die dann ein Beitrag geschrieben werden kann</text:p>
          <text:p text:style-name="P3"><text:soft-page-break/>b) Es sollen Emoticons zur Verfügung stehen</text:p>
          <text:p text:style-name="P3">c) Es sollen Links verschickt werden können, die als solche erkannt werden und mit einem kleinen Vorschaubild angezeigt werden</text:p>
          <text:p text:style-name="P3">d) Dateien, wie Bilder oder ähnliches, können nur als Links verschickt werden</text:p>
          <text:p text:style-name="P3">e) Bei Erhalt einer Nachricht erklingt ein akustisches Signal und es erscheint ein kleines Pop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Acker</meta:initial-creator>
    <meta:creation-date>2014-10-19T17:00:31.70</meta:creation-date>
    <meta:document-statistic meta:table-count="0" meta:image-count="0" meta:object-count="0" meta:page-count="2" meta:paragraph-count="33" meta:word-count="305" meta:character-count="2107"/>
    <dc:date>2014-10-19T17:33:00.08</dc:date>
    <dc:creator>Tom Acker</dc:creator>
    <meta:editing-duration>PT10M6S</meta:editing-duration>
    <meta:editing-cycles>1</meta:editing-cycles>
    <meta:generator>OpenOffice/4.0.0$Win32 OpenOffice.org_project/400m3$Build-9702</meta:generator>
  </office:meta>
</office:document-meta>
</file>